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fo:font-weight="bold" officeooo:rsid="001c25b5" officeooo:paragraph-rsid="001c25b5" style:font-size-asian="18pt" style:font-weight-asian="bold" style:font-size-complex="18pt" style:font-weight-complex="bold"/>
    </style:style>
    <style:style style:name="P2" style:family="paragraph" style:parent-style-name="Standard">
      <style:text-properties fo:font-size="12pt" fo:font-weight="bold" officeooo:rsid="001c25b5" officeooo:paragraph-rsid="001c25b5" style:font-size-asian="12pt" style:font-weight-asian="bold" style:font-size-complex="12pt" style:font-weight-complex="bold"/>
    </style:style>
    <style:style style:name="P3" style:family="paragraph" style:parent-style-name="Standard">
      <style:text-properties fo:color="#1f001f" loext:opacity="100%" style:font-name="Liberation Serif" fo:font-size="12pt" fo:font-weight="bold" officeooo:rsid="001c25b5" officeooo:paragraph-rsid="001c25b5" style:font-size-asian="10.5pt" style:font-weight-asian="bold" style:font-size-complex="12pt" style:font-weight-complex="bold"/>
    </style:style>
    <style:style style:name="P4" style:family="paragraph">
      <style:paragraph-properties fo:text-align="center"/>
    </style:style>
    <style:style style:name="P5" style:family="paragraph" style:parent-style-name="Standard">
      <style:text-properties fo:font-size="12pt" fo:font-weight="bold" officeooo:rsid="001c25b5" officeooo:paragraph-rsid="001f1c8d" style:font-size-asian="12pt" style:font-weight-asian="bold" style:font-size-complex="12pt" style:font-weight-complex="bold"/>
    </style:style>
    <style:style style:name="P6" style:family="paragraph" style:parent-style-name="Standard">
      <style:text-properties fo:font-size="15pt" fo:font-style="italic" fo:font-weight="bold" officeooo:rsid="001c25b5" officeooo:paragraph-rsid="001f1c8d" style:font-size-asian="15pt" style:font-style-asian="italic" style:font-weight-asian="bold" style:font-size-complex="15pt" style:font-style-complex="italic" style:font-weight-complex="bold"/>
    </style:style>
    <style:style style:name="P7" style:family="paragraph" style:parent-style-name="Standard">
      <style:text-properties fo:font-size="12pt" fo:font-style="normal" fo:font-weight="normal" officeooo:rsid="001c25b5" officeooo:paragraph-rsid="001f1c8d"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1f7ee0" officeooo:paragraph-rsid="001f7ee0"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variant="normal" fo:text-transform="none" fo:color="#1f001f" loext:opacity="100%" style:font-name="Liberation Serif" fo:letter-spacing="normal" fo:font-style="normal" fo:font-weight="normal" style:font-weight-asian="normal" style:font-weight-complex="normal"/>
    </style:style>
    <style:style style:name="T4" style:family="text">
      <style:text-properties fo:color="#1f001f" loext:opacity="100%" style:font-name="Liberation Serif" fo:font-weight="normal" style:font-weight-asian="normal" style:font-weight-complex="normal"/>
    </style:style>
    <style:style style:name="T5" style:family="text">
      <style:text-properties fo:font-size="15pt" fo:font-style="italic" officeooo:rsid="001f1c8d" style:font-size-asian="15pt" style:font-style-asian="italic" style:font-size-complex="15pt" style:font-style-complex="italic"/>
    </style:style>
    <style:style style:name="T6" style:family="text">
      <style:text-properties fo:font-size="15pt" fo:font-style="italic" style:font-size-asian="15pt" style:font-style-asian="italic" style:font-size-complex="15pt" style:font-style-complex="italic"/>
    </style:style>
    <style:style style:name="T7" style:family="text">
      <style:text-properties officeooo:rsid="001f7ee0"/>
    </style:style>
    <style:style style:name="T8" style:family="text">
      <style:text-properties fo:color="#7f00fe" loext:opacity="100%" fo:font-style="italic" fo:font-weight="bold" style:font-style-asian="italic" style:font-weight-asian="bold" style:font-style-complex="italic" style:font-weight-complex="bol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versi tipi di attacchi</text:span>:</text:p>
      <text:p text:style-name="P1"><text:span text:style-name="T2"/></text:p>
      <text:p text:style-name="P2"><text:span text:style-name="T2">L'attacco ARP Poisoning è una tecnica malevola utilizzata per intercettare, analizzare o manipolare il traffico di rete all'interno di una LAN (rete locale). Questo attacco sfrutta il protocollo ARP (Address Resolution Protocol) per inviare informazioni ARP false sulla rete, promuovendo il proprio indirizzo MAC come il legittimo indirizzo MAC del router o di un altra macchina. Ciò consente all'attaccante di intercettare il traffico di rete tra le macchine e il router o di dirottare questo traffico ogni volta che una macchina invia un pacchetto al gateway o al router.</text:span></text:p>
      <text:p text:style-name="P2"><text:span text:style-name="T2"/></text:p>
      <text:p text:style-name="P2"><text:span text:style-name="T3">L'ARP poisoning è oggi la principale tecnica di attacco alle lan commutate. Consiste nell'inviare intenzionalmente e in modo forzato risposte ARP contenenti dati inesatti o, meglio, non corrispondenti a quelli reali.</text:span><text:span text:style-name="T4"> </text:span></text:p>
      <text:p text:style-name="P3"><text:span text:style-name="T2">è un attacco che si può utilizzare per </text:span>intercettare del traffico su una rete basata su switch<text:span text:style-name="T2">.</text:span></text:p>
      <text:p text:style-name="P3"><text:span text:style-name="T2"/></text:p>
      <text:p text:style-name="P3"><draw:line text:anchor-type="paragraph" draw:z-index="0" draw:name="Linea 1" draw:style-name="gr1" draw:text-style-name="P4" svg:x1="-0.115cm" svg:y1="0.923cm" svg:x2="17.221cm" svg:y2="0.817cm"><text:p/></draw:line><text:span text:style-name="T2"><text:s/></text:span></text:p>
      <text:p text:style-name="P3"><text:span text:style-name="T2"/></text:p>
      <text:p text:style-name="P3"><text:span text:style-name="T2"/></text:p>
      <text:p text:style-name="P3"><text:span text:style-name="T5">I</text:span><text:span text:style-name="T6"> sistemi che sono vulnerabili a ARP Poisoning</text:span><text:span text:style-name="T2">: </text:span></text:p>
      <text:p text:style-name="P3"><text:span text:style-name="T2"/></text:p>
      <text:p text:style-name="P5"><draw:line text:anchor-type="paragraph" draw:z-index="1" draw:name="Linea 2" draw:style-name="gr2" draw:text-style-name="P4" svg:x1="-0.072cm" svg:y1="2.648cm" svg:x2="17.327cm" svg:y2="2.648cm"><text:p/></draw:line><text:span text:style-name="T2">L'attacco ARP Poisoning colpisce esclusivamente i sistemi all'interno di una LAN, in particolare tutte le macchine che utilizzano lo stesso gateway e lo stesso indirizzo IP di rete. In altre parole, gli utenti all'interno della stessa rete locale saranno vulnerabili all'attacco ARP Poisoning.</text:span></text:p>
      <text:p text:style-name="P5"><text:span text:style-name="T2"/></text:p>
      <text:p text:style-name="P5"><text:span text:style-name="T2"/></text:p>
      <text:p text:style-name="P5"><text:span text:style-name="T2"/></text:p>
      <text:p text:style-name="P5"><text:span text:style-name="T2"/></text:p>
      <text:p text:style-name="P6"><text:span text:style-name="T7">L</text:span>e modalità per mitigare, rilevare o annullare questo attacco.</text:p>
      <text:p text:style-name="P7">Esistono diverse tecniche per mitigare questo tipo di attacco:</text:p>
      <text:p text:style-name="P7"/>
      <text:p text:style-name="P7">1-<text:span text:style-name="T8"> Utilizzo di protocolli di sicurezza</text:span>: i protocolli come HTTPS, SSL, TLS o VPN crittografano i dati in transito e impediscono agli attaccanti di leggerli o manipolarli.</text:p>
      <text:p text:style-name="P7"/>
      <text:p text:style-name="P8">2- <text:span text:style-name="T8">Utilizzare Switch livello 3</text:span>: in questo modo si divide la rete in sottoreti, ma gli switch layer 3 hanno un costo maggiore e <text:s/>richiedono configurazione.</text:p>
      <text:p text:style-name="P8"/>
      <text:p text:style-name="P8">3- <text:span text:style-name="T8">Monitoraggio costante:</text:span> controllare regolarmente la rete per individuare eventuali intrusioni, come accessi non autorizzati o attacchi di ARP poisoning.</text:p>
      <text:p text:style-name="P8"/>
      <text:p text:style-name="P8">4- <text:span text:style-name="T8">Utilizzo di software per la sicurezza:</text:span> alcuni software antivirus e anti-malware possono individuare e prevenire attacchi ARP poisoning.</text:p>
      <text:p text:style-name="P8"/>
      <text:p text:style-name="P8">5- <text:span text:style-name="T8">Educazione del personale:</text:span> informare gli utenti sulla sicurezza informatica e sui rischi di attacchi come l'ARP poisoning può aiutare a prevenire incidenti. Informare gli utenti che non tutto il traffico può essere leci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9T16:39:20.724000000</meta:creation-date>
    <dc:date>2024-08-30T12:02:38.838000000</dc:date>
    <meta:editing-duration>PT2H13M5S</meta:editing-duration>
    <meta:editing-cycles>3</meta:editing-cycles>
    <meta:generator>LibreOffice/24.8.0.3$Windows_X86_64 LibreOffice_project/0bdf1299c94fe897b119f97f3c613e9dca6be583</meta:generator>
    <meta:document-statistic meta:table-count="0" meta:image-count="0" meta:object-count="0" meta:page-count="1" meta:paragraph-count="14" meta:word-count="336" meta:character-count="2214" meta:non-whitespace-character-count="1887"/>
  </office:meta>
</office:document-meta>
</file>